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color="#ff3333" fo:font-size="40pt"/>
    </style:style>
    <style:style style:name="P41" style:family="paragraph">
      <loext:graphic-properties draw:fill="none" draw:fill-color="#ffffff"/>
      <style:text-properties fo:font-size="32pt"/>
    </style:style>
    <style:style style:name="P42" style:family="paragraph">
      <loext:graphic-properties draw:fill="none" draw:fill-color="#ffffff"/>
      <style:paragraph-properties fo:margin-top="0cm" fo:margin-bottom="0cm" fo:text-align="start" style:font-independent-line-spacing="true"/>
      <style:text-properties fo:font-size="18pt"/>
    </style:style>
    <style:style style:name="P43" style:family="paragraph">
      <loext:graphic-properties draw:fill="none"/>
      <style:paragraph-properties fo:text-align="start" style:font-independent-line-spacing="true"/>
      <style:text-properties fo:font-size="40pt" fo:font-weight="normal" style:font-weight-asian="normal" style:font-weight-complex="normal"/>
    </style:style>
    <style:style style:name="P44"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5"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6"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7" style:family="paragraph">
      <loext:graphic-properties draw:fill="none"/>
      <style:paragraph-properties fo:text-align="start" style:font-independent-line-spacing="true"/>
      <style:text-properties fo:font-size="36pt" style:font-size-asian="36pt" style:font-size-complex="36pt"/>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solid" draw:fill-color="#9b2d1f"/>
      <style:paragraph-properties fo:text-align="start" style:font-independent-line-spacing="true"/>
      <style:text-properties fo:font-size="24pt"/>
    </style:style>
    <style:style style:name="P52" style:family="paragraph">
      <loext:graphic-properties draw:fill="solid" draw:fill-color="#cc9900"/>
      <style:paragraph-properties fo:text-align="start" style:font-independent-line-spacing="true"/>
      <style:text-properties fo:font-size="24pt"/>
    </style:style>
    <style:style style:name="P53"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P5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size="32pt"/>
    </style:style>
    <style:style style:name="T62" style:family="text">
      <style:text-properties fo:color="#0000ff" fo:font-size="32pt"/>
    </style:style>
    <style:style style:name="T63" style:family="text">
      <style:text-properties fo:color="#009933" fo:font-size="32pt"/>
    </style:style>
    <style:style style:name="T64" style:family="text">
      <style:text-properties fo:color="#ff3333" fo:font-size="32pt"/>
    </style:style>
    <style:style style:name="T65" style:family="text">
      <style:text-properties fo:font-size="32pt" fo:font-weight="bold" style:font-weight-asian="bold" style:font-weight-complex="bold"/>
    </style:style>
    <style:style style:name="T66" style:family="text">
      <style:text-properties fo:font-size="24pt" fo:font-style="italic" style:font-size-asian="24pt" style:font-style-asian="italic" style:font-size-complex="24pt" style:font-style-complex="italic"/>
    </style:style>
    <style:style style:name="T6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8"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size="36pt"/>
    </style:style>
    <style:style style:name="T108" style:family="text">
      <style:text-properties fo:color="#993366" fo:font-size="36pt"/>
    </style:style>
    <style:style style:name="T109" style:family="text">
      <style:text-properties fo:color="#009933" fo:font-size="36pt"/>
    </style:style>
    <style:style style:name="T110" style:family="text">
      <style:text-properties fo:color="#0000cc"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ext:span><text:span text:style-name="T1">t</text:span><text:span text:style-name="T1">r</text:span><text:span text:style-name="T1">u</text:span><text:span text:style-name="T1">c</text:span><text:span text:style-name="T1">t</text:span><text:span text:style-name="T1">s </text:span><text:span text:style-name="T1">a</text:span><text:span text:style-name="T1">n</text:span><text:span text:style-name="T1">d </text:span><text:span text:style-name="T1">C</text:span><text:span text:style-name="T1">l</text:span><text:span text:style-name="T1">a</text:span><text:span text:style-name="T1">s</text:span><text:span text:style-name="T1">s</text:span><text:span text:style-name="T1">e</text:span><text:span text:style-name="T1">s</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text:span><text:span text:style-name="T2"> </text:span><text:span text:style-name="T2">D</text:span><text:span text:style-name="T2">r</text:span><text:span text:style-name="T2">.</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text:span><text:span text:style-name="T2"> </text:span><text:span text:style-name="T2">D</text:span><text:span text:style-name="T2">r</text:span><text:span text:style-name="T2">.</text:span><text:span text:style-name="T2"> </text:span><text:span text:style-name="T2">M</text:span><text:span text:style-name="T2">i</text:span><text:span text:style-name="T2">r</text:span><text:span text:style-name="T2">i </text:span><text:span text:style-name="T2">B</text:span><text:span text:style-name="T2">e</text:span><text:span text:style-name="T2">n</text:span><text:span text:style-name="T2">-</text:span><text:span text:style-name="T2">N</text:span><text:span text:style-name="T2">i</text:span><text:span text:style-name="T2">s</text:span><text:span text:style-name="T2">s</text:span><text:span text:style-name="T2">a</text:span><text:span text:style-name="T2">n</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3</text:span><text:span text:style-name="T2">:</text:span><text:span text:style-name="T2"> </text:span><text:span text:style-name="T2">D</text:span><text:span text:style-name="T2">r</text:span><text:span text:style-name="T2">.</text:span><text:span text:style-name="T2"> </text:span><text:span text:style-name="T2">E</text:span><text:span text:style-name="T2">r</text:span><text:span text:style-name="T2">e</text:span><text:span text:style-name="T2">l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text:span><text:span text:style-name="T4">b</text:span><text:span text:style-name="T4">s</text:span><text:span text:style-name="T4">t</text:span><text:span text:style-name="T4">r</text:span><text:span text:style-name="T4">a</text:span><text:span text:style-name="T4">c</text:span><text:span text:style-name="T4">t </text:span><text:span text:style-name="T4">D</text:span><text:span text:style-name="T4">a</text:span><text:span text:style-name="T4">t</text:span><text:span text:style-name="T4">a </text:span><text:span text:style-name="T4">T</text:span><text:span text:style-name="T4">y</text:span><text:span text:style-name="T4">p</text:span><text:span text:style-name="T4">e </text:span><text:span text:style-name="T4">(</text:span><text:span text:style-name="T4">A</text:span><text:span text:style-name="T4">D</text:span><text:span text:style-name="T4">T</text:span><text:span text:style-name="T4">)</text:span></text:p>
          </draw:text-box>
        </draw:frame>
        <draw:custom-shape draw:name="Text Box 6" draw:style-name="gr2" draw:text-style-name="P12" xml:id="id3" draw:id="id3"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5" draw:id="id5"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1" draw:id="id1" draw:layer="layout" svg:width="0cm" svg:height="3.002cm" svg:x="3.496cm" svg:y="8.912cm" svg:viewBox="0 0 1 3003" draw:points="0,0 1,3003">
          <text:p/>
        </draw:polyline>
        <draw:custom-shape draw:name="Text Box 9" draw:style-name="gr3" draw:text-style-name="P16" xml:id="id2" draw:id="id2"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6" draw:id="id6"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4" draw:id="id4" draw:layer="layout" svg:width="8.201cm" svg:height="0cm" svg:x="6.698cm" svg:y="6.91cm" svg:viewBox="0 0 8202 1" draw:points="0,0 8202,1">
          <text:p/>
        </draw:polyline>
        <draw:custom-shape draw:name="AutoShape 12" draw:style-name="gr6" draw:text-style-name="P20" xml:id="id7" draw:id="id7"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text:span><text:span text:style-name="T11">l</text:span><text:span text:style-name="T11">a</text:span><text:span text:style-name="T11">s</text:span><text:span text:style-name="T11">s</text:span><text:span text:style-name="T11">e</text:span><text:span text:style-name="T11">s</text:span></text:p>
          </draw:text-box>
        </draw:frame>
        <draw:frame draw:name="Rectangle 3" presentation:style-name="pr7" draw:text-style-name="P23" draw:layer="layout" svg:width="23.459cm" svg:height="15.349cm" svg:x="0.881cm" svg:y="4.022cm" presentation:class="outline" presentation:user-transformed="true">
          <draw:text-box>
            <text:p xml:id="id8" text:id="id8" text:style-name="P22"><text:span text:style-name="T12">In C++ we use </text:span><text:span text:style-name="T13">classes</text:span><text:span text:style-name="T12"> to define new ADTs:</text:span></text:p>
            <text:p xml:id="id9" text:id="id9"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0" text:id="id10"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presentation:notes draw:style-name="dp3">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 </text:span><text:span text:style-name="T4">a</text:span><text:span text:style-name="T4">n</text:span><text:span text:style-name="T4">d </text:span><text:span text:style-name="T4">c</text:span><text:span text:style-name="T4">l</text:span><text:span text:style-name="T4">a</text:span><text:span text:style-name="T4">s</text:span><text:span text:style-name="T4">s</text:span><text:span text:style-name="T4">e</text:span><text:span text:style-name="T4">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uct</text:span><text:span text:style-name="T32">, except that by default </text:span><text:span text:style-name="T33">struct </text:span><text:span text:style-name="T32">members are </text:span><text:span text:style-name="T35">public</text:span><text:span text:style-name="T32"> 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nt</text:span><text:span text:style-name="T36"> main() </text:span><text:span text:style-name="T36"><text:line-break/></text:span><text:span text:style-name="T36">{ </text:span><text:span text:style-name="T36"><text:line-break/></text:span><text:span text:style-name="T36">  </text:span><text:span text:style-name="T38"> 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text:span><text:span text:style-name="T41">1; // erro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 </text:span><text:span text:style-name="T4">&amp;</text:span><text:span text:style-name="T4"> </text:span><text:span text:style-name="T4">c</text:span><text:span text:style-name="T4">l</text:span><text:span text:style-name="T4">a</text:span><text:span text:style-name="T4">s</text:span><text:span text:style-name="T4">s</text:span><text:span text:style-name="T4">e</text:span><text:span text:style-name="T4">s </text:span><text:span text:style-name="T43">(f</text:span><text:span text:style-name="T43">ol</text:span><text:span text:style-name="T43">d</text:span><text:span text:style-name="T43">er </text:span><text:span text:style-name="T43">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he same (and 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double <text:s text:c="5"/></text:span><text:span text:style-name="T45">re, im;</text:span></text:p>
            <text:p text:style-name="P34"><text:span text:style-name="T45"><text:s/></text:span><text:span text:style-name="T44">public </text:span><text:span text:style-name="T45">Cplx sum</text:span></text:p>
            <text:p text:style-name="P34"><text:span text:style-name="T45"><text:s text:c="4"/></text:span><text:span text:style-name="T45">(Cplx b) {…}</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p>
            <text:p text:style-name="P34"><text:span text:style-name="T45">};</text:span><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a(5,10);</text:span></text:p>
            <text:p text:style-name="P34"><text:span text:style-name="T45">}</text:span></text:p>
          </draw:text-box>
        </draw:frame>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Cplx a, b, c; <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text:span><text:span text:style-name="T49">w</text:span><text:span text:style-name="T49">o </text:span><text:span text:style-name="T49">w</text:span><text:span text:style-name="T49">a</text:span><text:span text:style-name="T49">y</text:span><text:span text:style-name="T49">s </text:span><text:span text:style-name="T49">t</text:span><text:span text:style-name="T49">o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 </text:span><text:span text:style-name="T49">a </text:span><text:span text:style-name="T49">m</text:span><text:span text:style-name="T49">e</text:span><text:span text:style-name="T49">t</text:span><text:span text:style-name="T49">h</text:span><text:span text:style-name="T49">o</text:span><text:span text:style-name="T49">d </text:span><text:span text:style-name="T43">(f</text:span><text:span text:style-name="T43">ol</text:span><text:span text:style-name="T43">d</text:span><text:span text:style-name="T43">er </text:span><text:span text:style-name="T43">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 </text:span></text:p>
            <text:p text:style-name="P34"><text:span text:style-name="T44"><text:s text:c="2"/></text:span><text:span text:style-name="T44">double </text:span><text:span text:style-name="T45">re, im;</text:span></text:p>
            <text:p text:style-name="P34"><text:span text:style-name="T44">public:</text:span></text:p>
            <text:p text:style-name="P34"><text:span text:style-name="T45"><text:s/></text:span><text:span text:style-name="T45">Complex () { re=0; im=0; }</text:span><text:span text:style-name="T50">// inline constructor</text:span></text:p>
            <text:p text:style-name="P34"><text:span text:style-name="T45"><text:s/></text:span><text:span text:style-name="T45">Complex (</text:span><text:span text:style-name="T44">double </text:span><text:span text:style-name="T45">re, </text:span><text:span text:style-name="T44">double </text:span><text:span text:style-name="T45">im); <text:s text:c="2"/></text:span><text:span text:style-name="T50">// “outline”</text:span></text:p>
            <text:p text:style-name="P34"><text:span text:style-name="T45"/></text:p>
            <text:p text:style-name="P34"><text:span text:style-name="T44"><text:s/></text:span><text:span text:style-name="T45">Complex sum <text:s/>(Complex b) { </text:span><text:span text:style-name="T44">return</text:span><text:span text:style-name="T45"> </text:span><text:span text:style-name="T45">Complex(a.re+b.re, a.im+b.im); } </text:span><text:span text:style-name="T50">// inline </text:span><text:span text:style-name="T50">method</text:span></text:p>
            <text:p text:style-name="P34"><text:span text:style-name="T44"><text:s/></text:span><text:span text:style-name="T45">Complex diff (Complex b); <text:s text:c="5"/></text:span><text:span text:style-name="T50">// “outline”</text:span></text:p>
            <text:p text:style-name="P34"><text:span text:style-name="T45">};</text:span><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i</text:span><text:span text:style-name="T49">n</text:span><text:span text:style-name="T49">g </text:span><text:span text:style-name="T49">m</text:span><text:span text:style-name="T49">e</text:span><text:span text:style-name="T49">t</text:span><text:span text:style-name="T49">h</text:span><text:span text:style-name="T49">o</text:span><text:span text:style-name="T49">d</text:span><text:span text:style-name="T49">s </text:span><text:span text:style-name="T49">o</text:span><text:span text:style-name="T49">u</text:span><text:span text:style-name="T49">t-</text:span><text:span text:style-name="T49">o</text:span><text:span text:style-name="T49">f-</text:span><text:span text:style-name="T49">li</text:span><text:span text:style-name="T49">n</text:span><text:span text:style-name="T49">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Complex::diff(Complex b) { </text:span></text:p>
            <text:p text:style-name="P34"><text:span text:style-name="T45"><text:s text:c="4"/></text:span><text:span text:style-name="T44">return</text:span><text:span text:style-name="T45"> Complex(a.re-b.re, a.im-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text:span><text:span text:style-name="T52">h</text:span><text:span text:style-name="T52">e </text:span><text:span text:style-name="T52">a</text:span><text:span text:style-name="T52">d</text:span><text:span text:style-name="T52">dr</text:span><text:span text:style-name="T52">e</text:span><text:span text:style-name="T52">s</text:span><text:span text:style-name="T52">s </text:span><text:span text:style-name="T52">of </text:span><text:span text:style-name="T52">th</text:span><text:span text:style-name="T52">e </text:span><text:span text:style-name="T52">in</text:span><text:span text:style-name="T52">st</text:span><text:span text:style-name="T52">a</text:span><text:span text:style-name="T52">n</text:span><text:span text:style-name="T52">c</text:span><text:span text:style-name="T52">e </text:span><text:span text:style-name="T52">fo</text:span><text:span text:style-name="T52">r </text:span><text:span text:style-name="T52">w</text:span><text:span text:style-name="T52">hi</text:span><text:span text:style-name="T52">c</text:span><text:span text:style-name="T52">h </text:span><text:span text:style-name="T52">th</text:span><text:span text:style-name="T52">e </text:span><text:span text:style-name="T52">m</text:span><text:span text:style-name="T52">e</text:span><text:span text:style-name="T52">m</text:span><text:span text:style-name="T52">b</text:span><text:span text:style-name="T52">er </text:span><text:span text:style-name="T52">m</text:span><text:span text:style-name="T52">et</text:span><text:span text:style-name="T52">h</text:span><text:span text:style-name="T52">o</text:span><text:span text:style-name="T52">d </text:span><text:span text:style-name="T52">w</text:span><text:span text:style-name="T52">a</text:span><text:span text:style-name="T52">s </text:span><text:span text:style-name="T52">in</text:span><text:span text:style-name="T52">v</text:span><text:span text:style-name="T52">o</text:span><text:span text:style-name="T52">k</text:span><text:span text:style-name="T52">e</text:span><text:span text:style-name="T52">d.</text:span></text:p>
          </draw:text-box>
        </draw:frame>
        <draw:line draw:style-name="gr12" draw:text-style-name="P37" draw:layer="layout" svg:x1="6.858cm" svg:y1="10.414cm" svg:x2="3.81cm" svg:y2="8.636cm">
          <text:p/>
        </draw:line>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text:span><text:span text:style-name="T4">l</text:span><text:span text:style-name="T4">a</text:span><text:span text:style-name="T4">s</text:span><text:span text:style-name="T4">s </text:span><text:span text:style-name="T4">B</text:span><text:span text:style-name="T4">a</text:span><text:span text:style-name="T4">s</text:span><text:span text:style-name="T4">i</text:span><text:span text:style-name="T4">c</text:span><text:span text:style-name="T4">s </text:span><text:span text:style-name="T4">– </text:span><text:span text:style-name="T4">m</text:span><text:span text:style-name="T4">e</text:span><text:span text:style-name="T4">m</text:span><text:span text:style-name="T4">b</text:span><text:span text:style-name="T4">e</text:span><text:span text:style-name="T4">r</text:span><text:span text:style-name="T4">/</text:span><text:span text:style-name="T4">s</text:span><text:span text:style-name="T4">t</text:span><text:span text:style-name="T4">a</text:span><text:span text:style-name="T4">ti</text:span><text:span text:style-name="T4">c </text:span><text:span text:style-name="T53">(f</text:span><text:span text:style-name="T53">ol</text:span><text:span text:style-name="T53">d</text:span><text:span text:style-name="T53">er </text:span><text:span text:style-name="T53">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max_size=</text:span><text:span text:style-name="T57">1000</text:span><text:span text:style-name="T55">; </text:span><text:span text:style-name="T56">//error! (declare 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List::max_size=</text:span><text:span text:style-name="T57">1000</text:span><text:span text:style-name="T55">; </text:span><text:span text:style-name="T56">//ok, in one 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ze(); </text:span><text:span text:style-name="T55"><text:line-break/></text:span><text:span text:style-name="T55">   l.getMaxSize(); </text:span><text:span text:style-name="T56">//compiles ok, but bad style</text:span><text:span text:style-name="T55"> </text:span><text:span text:style-name="T55"><text:line-break/></text:span><text:span text:style-name="T55">} </text:span><text:span text:style-name="T55"><text:line-break/></text:span><text:span text:style-name="T55"/></text:p>
          </draw:text-box>
        </draw:frame>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text:span><text:span text:style-name="T58">o</text:span><text:span text:style-name="T58">r</text:span><text:span text:style-name="T58">e</text:span><text:span text:style-name="T58"> </text:span><text:span text:style-name="T58">a</text:span><text:span text:style-name="T58">b</text:span><text:span text:style-name="T58">o</text:span><text:span text:style-name="T58">u</text:span><text:span text:style-name="T58">t </text:span><text:span text:style-name="T58">t</text:span><text:span text:style-name="T58">h</text:span><text:span text:style-name="T58">i</text:span><text:span text:style-name="T58">s</text:span><text:span text:style-name="T58"> </text:span><text:span text:style-name="T58">i</text:span><text:span text:style-name="T58">n</text:span><text:span text:style-name="T58"> <text:s/></text:span><text:span text:style-name="T58">t</text:span><text:span text:style-name="T58">h</text:span><text:span text:style-name="T58">e</text:span><text:span text:style-name="T58"> </text:span><text:span text:style-name="T58">t</text:span><text:span text:style-name="T58">i</text:span><text:span text:style-name="T58">r</text:span><text:span text:style-name="T58">g</text:span><text:span text:style-name="T58">u</text:span><text:span text:style-name="T58">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1" draw:master-page-name="כותרת_20_ותוכן" presentation:presentation-page-layout-name="AL2T11">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text:span><text:span text:style-name="T59">h</text:span><text:span text:style-name="T59">i</text:span><text:span text:style-name="T59">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List::getMaxSize()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 compile error! </text:span><text:span text:style-name="T56"><text:line-break/></text:span><text:span text:style-name="T56"> <text:s text:c="2"/></text:span><text:span text:style-name="T54">return</text:span><text:span text:style-name="T55"> max_size; </text:span><text:span text:style-name="T56">// ok </text:span><text:span text:style-name="T56"><text:line-break/></text:span><text:span text:style-name="T55">} </text:span><text:span text:style-name="T55"><text:line-break/></text:span><text:span text:style-name="T54">int</text:span><text:span text:style-name="T55"> 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ok </text:span><text:span text:style-name="T56"><text:line-break/></text:span><text:span text:style-name="T55">} </text:span></text:p>
          </draw:text-box>
        </draw:frame>
        <presentation:notes draw:style-name="dp3">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office:forms form:automatic-focus="false" form:apply-design-mode="false"/>
        <draw:frame draw:name="Rectangle 2" presentation:style-name="pr5" draw:text-style-name="P40" draw:layer="layout" svg:width="19.473cm" svg:height="2.031cm" svg:x="0.847cm" svg:y="0.763cm" presentation:class="title" presentation:user-transformed="true">
          <draw:text-box>
            <text:p text:style-name="P9"><text:span text:style-name="T60">W</text:span><text:span text:style-name="T60">h</text:span><text:span text:style-name="T60">a</text:span><text:span text:style-name="T60">t </text:span><text:span text:style-name="T60">fi</text:span><text:span text:style-name="T60">l</text:span><text:span text:style-name="T60">e</text:span><text:span text:style-name="T60">-</text:span><text:span text:style-name="T60">n</text:span><text:span text:style-name="T60">a</text:span><text:span text:style-name="T60">m</text:span><text:span text:style-name="T60">e</text:span><text:span text:style-name="T60">s </text:span><text:span text:style-name="T60">s</text:span><text:span text:style-name="T60">h</text:span><text:span text:style-name="T60">o</text:span><text:span text:style-name="T60">u</text:span><text:span text:style-name="T60">l</text:span><text:span text:style-name="T60">d </text:span><text:span text:style-name="T60">w</text:span><text:span text:style-name="T60">e </text:span><text:span text:style-name="T60">u</text:span><text:span text:style-name="T60">s</text:span><text:span text:style-name="T60">e</text:span><text:span text:style-name="T60">?</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1" draw:layer="layout" svg:width="23.368cm" svg:height="12.911cm" svg:x="1.016cm" svg:y="3.81cm">
          <draw:text-box>
            <text:list text:style-name="L1">
              <text:list-item>
                <text:p xml:id="id11" text:id="id11"><text:span text:style-name="T61">The C++ compiler does not care how your files are called.</text:span></text:p>
              </text:list-item>
              <text:list-item>
                <text:p xml:id="id12" text:id="id12"><text:span text:style-name="T61">It is common to put a class declaration in file </text:span><text:span text:style-name="T62">ClassName.hpp</text:span><text:span text:style-name="T61"> (or </text:span><text:span text:style-name="T62">ClassName.h</text:span><text:span text:style-name="T61">)</text:span></text:p>
                <text:p xml:id="id13" text:id="id13"><text:span text:style-name="T61">and the class implementation in file </text:span><text:span text:style-name="T63">ClassName.cpp</text:span><text:span text:style-name="T61">.</text:span></text:p>
              </text:list-item>
              <text:list-item>
                <text:p xml:id="id14" text:id="id14"><text:span text:style-name="T64">Why is it better?</text:span><text:span text:style-name="T61"> </text:span></text:p>
                <text:list>
                  <text:list-item>
                    <text:p xml:id="id15" text:id="id15"><text:span text:style-name="T61">Hiding implementation details.</text:span></text:p>
                  </text:list-item>
                  <text:list-item>
                    <text:p xml:id="id16" text:id="id16"><text:span text:style-name="T61">Saving comiplation time – when you have a good </text:span><text:span text:style-name="T65">Makefile</text:span><text:span text:style-name="T61"> </text:span><text:span text:style-name="T66">(see folder 4)</text:span><text:span text:style-name="T61">.</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42" draw:layer="layout" svg:width="14.463cm" svg:height="12.787cm" svg:x="2.628cm" svg:y="13.507cm" presentation:class="notes" presentation:user-transformed="true">
            <draw:text-box>
              <text:p text:style-name="P36"><text:span text:style-name="T46">N</text:span><text:span text:style-name="T46">o</text:span><text:span text:style-name="T46">t</text:span><text:span text:style-name="T46">e</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 </text:span><text:span text:style-name="T46">o</text:span><text:span text:style-name="T46">f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 </text:span><text:span text:style-name="T46">n</text:span><text:span text:style-name="T46">o</text:span><text:span text:style-name="T46">t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 </text:span></text:p>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5" draw:style-name="dp1" draw:master-page-name="כותרת_20_ותוכן" presentation:presentation-page-layout-name="AL2T11">
        <office:forms form:automatic-focus="false" form:apply-design-mode="false"/>
        <draw:frame draw:name="Rectangle 2" presentation:style-name="pr9" draw:text-style-name="P43" draw:layer="layout" svg:width="23.706cm" svg:height="1.776cm" svg:x="1.016cm" svg:y="0.468cm" presentation:class="title" presentation:user-transformed="true">
          <draw:text-box>
            <text:p text:style-name="P9"><text:span text:style-name="T4">C</text:span><text:span text:style-name="T4">+</text:span><text:span text:style-name="T4">+ </text:span><text:span text:style-name="T4">L</text:span><text:span text:style-name="T4">a</text:span><text:span text:style-name="T4">w</text:span><text:span text:style-name="T4">s </text:span><text:span text:style-name="T4">o</text:span><text:span text:style-name="T4">f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i</text:span><text:span text:style-name="T4">o</text:span><text:span text:style-name="T4">n </text:span><text:span text:style-name="T4">a</text:span><text:span text:style-name="T4">n</text:span><text:span text:style-name="T4">d </text:span><text:span text:style-name="T4">D</text:span><text:span text:style-name="T4">e</text:span><text:span text:style-name="T4">s</text:span><text:span text:style-name="T4">t</text:span><text:span text:style-name="T4">r</text:span><text:span text:style-name="T4">u</text:span><text:span text:style-name="T4">c</text:span><text:span text:style-name="T4">ti</text:span><text:span text:style-name="T4">o</text:span><text:span text:style-name="T4">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4" draw:layer="layout" svg:width="25.146cm" svg:height="18.838cm" svg:x="0cm" svg:y="2.244cm" presentation:class="outline" presentation:user-transformed="true">
          <draw:text-box>
            <text:p text:style-name="P25"><text:span text:style-name="T67">1. Every object must be </text:span><text:span text:style-name="T68">constructed</text:span><text:span text:style-name="T67"> </text:span><text:span text:style-name="T67">before it is used.</text:span></text:p>
            <text:list text:style-name="L4">
              <text:list-item>
                <text:p text:style-name="P25"><text:span text:style-name="T67">Stack object: when it is defined.</text:span></text:p>
              </text:list-item>
              <text:list-item>
                <text:p text:style-name="P25"><text:span text:style-name="T67">Heap object: when it is created.</text:span></text:p>
              </text:list-item>
            </text:list>
            <text:p text:style-name="P25"><text:span text:style-name="T69"/></text:p>
            <text:p text:style-name="P25"><text:span text:style-name="T70">2. Every object must be </text:span><text:span text:style-name="T71">destructed </text:span><text:span text:style-name="T70">after it stops being of use.</text:span></text:p>
            <text:list text:continue-numbering="true" text:style-name="L4">
              <text:list-item>
                <text:p text:style-name="P25"><text:span text:style-name="T70">Stack object: when gets out of </text:span><text:span text:style-name="T70">scope.</text:span></text:p>
              </text:list-item>
              <text:list-item>
                <text:p text:style-name="P25"><text:span text:style-name="T70">Heap object: when it is deleted.</text:span></text:p>
              </text:list-item>
            </text:list>
          </draw:text-box>
        </draw:frame>
        <presentation:notes draw:style-name="dp3">
          <draw:page-thumbnail draw:style-name="gr7" draw:layer="layout" svg:width="14.212cm" svg:height="10.659cm" svg:x="2.753cm" svg:y="2.16cm" draw:page-number="15"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 </text:span><text:span text:style-name="T43">(f</text:span><text:span text:style-name="T43">ol</text:span><text:span text:style-name="T43">d</text:span><text:span text:style-name="T43">er </text:span><text:span text:style-name="T43">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 </text:span><text:span text:style-name="T72">// Calls 1</text:span><text:span text:style-name="T72"><text:line-break/></text:span><text:span text:style-name="T72"> <text:s text:c="2"/></text:span><text:span text:style-name="T45">MyClass b {</text:span><text:span text:style-name="T73">5}</text:span><text:span text:style-name="T45">; </text:span><text:span text:style-name="T72">// Calls 2</text:span><text:span text:style-name="T72"><text:line-break/></text:span><text:span text:style-name="T72"> <text:s text:c="2"/></text:span><text:span text:style-name="T45">MyClass c {</text:span><text:span text:style-name="T73">1.0</text:span><text:span text:style-name="T45">, </text:span><text:span text:style-name="T73">0.0</text:span><text:span text:style-name="T45">}; </text:span><text:span text:style-name="T72">// Calls 3 </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 </text:span><text:span text:style-name="T4">a</text:span><text:span text:style-name="T4">n</text:span><text:span text:style-name="T4">d </text:span><text:span text:style-name="T4">A</text:span><text:span text:style-name="T4">r</text:span><text:span text:style-name="T4">r</text:span><text:span text:style-name="T4">a</text:span><text:span text:style-name="T4">y</text:span><text:span text:style-name="T4">s</text:span><text:span text:style-name="T43"> </text:span><text:span text:style-name="T43">(f</text:span><text:span text:style-name="T43">ol</text:span><text:span text:style-name="T43">d</text:span><text:span text:style-name="T43">er </text:span><text:span text:style-name="T43">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5]; </text:span><text:span text:style-name="T72">// Calls 1 five times</text:span><text:span text:style-name="T72"><text:line-break/></text:span><text:span text:style-name="T72"> <text:s text:c="2"/></text:span><text:span text:style-name="T45">MyClass b[5] {11, 22}; </text:span><text:span text:style-name="T72">// Calls 2 two times</text:span><text:span text:style-name="T72"><text:line-break/></text:span><text:span text:style-name="T72"> <text:s text:c="2"/></text:span><text:span text:style-name="T45">MyClass c[5] { {11,22}, 33}; </text:span><text:span text:style-name="T72">// Calls 3 then </text:span><text:span text:style-name="T72">2</text:span></text:p>
            <text:p text:style-name="P25"><text:span text:style-name="T72">}</text:span></text:p>
          </draw:text-box>
        </draw:frame>
        <draw:custom-shape draw:name="Oval 4" draw:style-name="gr14" draw:text-style-name="P45"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5"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5"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draw:frame draw:name="Rectangle 2" presentation:style-name="pr9" draw:text-style-name="P2" draw:layer="layout" svg:width="23.706cm" svg:height="2.116cm" svg:x="0.847cm" svg:y="0.42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 </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l</text:span><text:span text:style-name="T4">e</text:span><text:span text:style-name="T4">s</text:span><text:span text:style-name="T4">s </text:span><text:span text:style-name="T4">c</text:span><text:span text:style-name="T4">t</text:span><text:span text:style-name="T4">o</text:span><text:span text:style-name="T4">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text:span><text:span text:style-name="T75">// parameterless 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parameterless ctor called </text:span><text:span text:style-name="T75"><text:line-break/></text:span><text:span text:style-name="T75">   // …</text:span></text:p>
            <text:p text:style-name="P34"><text:span text:style-name="T75">}</text:span></text:p>
          </draw:text-box>
        </draw:frame>
        <presentation:notes draw:style-name="dp3">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r</text:span><text:span text:style-name="T49">u</text:span><text:span text:style-name="T49">c</text:span><text:span text:style-name="T49">t</text:span><text:span text:style-name="T49">o</text:span><text:span text:style-name="T49">r</text:span><text:span text:style-name="T49">s </text:span><text:span text:style-name="T49">– </text:span><text:span text:style-name="T49">d</text:span><text:span text:style-name="T49">e</text:span><text:span text:style-name="T49">f</text:span><text:span text:style-name="T49">a</text:span><text:span text:style-name="T49">u</text:span><text:span text:style-name="T49">l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l</text:span><text:span text:style-name="T49">e</text:span><text:span text:style-name="T49">s</text:span><text:span text:style-name="T49">s </text:span><text:span text:style-name="T49">c</text:span><text:span text:style-name="T49">t</text:span><text:span text:style-name="T49">o</text:span><text:span text:style-name="T49">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text:span><text:span text:style-name="T75">// No 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a; </text:span><text:span text:style-name="T75">// </text:span><text:span text:style-name="T76">default</text:span><text:span text:style-name="T75"> parameterless ctor:</text:span></text:p>
            <text:p text:style-name="P34"><text:span text:style-name="T75"><text:s text:c="2"/></text:span><text:span text:style-name="T75">// Calls parameterless ctors of members</text:span></text:p>
            <text:p text:style-name="P34"><text:span text:style-name="T77">}</text:span></text:p>
          </draw:text-box>
        </draw:frame>
        <presentation:notes draw:style-name="dp3">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 </text:span><text:span text:style-name="T75">// no 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 text:c="4"/></text:span><text:span text:style-name="T78">// compiler error – </text:span></text:p>
            <text:p text:style-name="P34"><text:span text:style-name="T78"><text:s text:c="3"/></text:span><text:span text:style-name="T36">MyClass b[5]; </text:span><text:span text:style-name="T78"><text:s/>// no parameterless 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r</text:span><text:span text:style-name="T49">u</text:span><text:span text:style-name="T49">c</text:span><text:span text:style-name="T49">t</text:span><text:span text:style-name="T49">o</text:span><text:span text:style-name="T49">r</text:span><text:span text:style-name="T49">s </text:span><text:span text:style-name="T49">– </text:span><text:span text:style-name="T49">n</text:span><text:span text:style-name="T49">o </text:span><text:span text:style-name="T49">d</text:span><text:span text:style-name="T49">e</text:span><text:span text:style-name="T49">f</text:span><text:span text:style-name="T49">a</text:span><text:span text:style-name="T49">u</text:span><text:span text:style-name="T49">l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l</text:span><text:span text:style-name="T49">e</text:span><text:span text:style-name="T49">s</text:span><text:span text:style-name="T49">s </text:span><text:span text:style-name="T49">c</text:span><text:span text:style-name="T49">t</text:span><text:span text:style-name="T49">o</text:span><text:span text:style-name="T49">r</text:span></text:p>
          </draw:text-box>
        </draw:frame>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text:span><text:span text:style-name="T75"> </text:span><text:span text:style-name="T75"><text:line-break/></text:span><text:span text:style-name="T36">   MyClass() =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parameterless ctor</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79">C</text:span><text:span text:style-name="T79">o</text:span><text:span text:style-name="T79">n</text:span><text:span text:style-name="T79">s</text:span><text:span text:style-name="T79">t</text:span><text:span text:style-name="T79">r</text:span><text:span text:style-name="T79">u</text:span><text:span text:style-name="T79">c</text:span><text:span text:style-name="T79">t</text:span><text:span text:style-name="T79">o</text:span><text:span text:style-name="T79">r</text:span><text:span text:style-name="T79">s </text:span><text:span text:style-name="T79">– </text:span><text:span text:style-name="T79">e</text:span><text:span text:style-name="T79">x</text:span><text:span text:style-name="T79">p</text:span><text:span text:style-name="T79">li</text:span><text:span text:style-name="T79">c</text:span><text:span text:style-name="T79">it </text:span><text:span text:style-name="T79">d</text:span><text:span text:style-name="T79">e</text:span><text:span text:style-name="T79">f</text:span><text:span text:style-name="T79">a</text:span><text:span text:style-name="T79">u</text:span><text:span text:style-name="T79">lt </text:span><text:span text:style-name="T79">p</text:span><text:span text:style-name="T79">a</text:span><text:span text:style-name="T79">r</text:span><text:span text:style-name="T79">a</text:span><text:span text:style-name="T79">m</text:span><text:span text:style-name="T79">e</text:span><text:span text:style-name="T79">t</text:span><text:span text:style-name="T79">e</text:span><text:span text:style-name="T79">rl</text:span><text:span text:style-name="T79">e</text:span><text:span text:style-name="T79">s</text:span><text:span text:style-name="T79">s </text:span><text:span text:style-name="T79">c</text:span><text:span text:style-name="T79">t</text:span><text:span text:style-name="T79">o</text:span><text:span text:style-name="T79">r</text:span></text:p>
          </draw:text-box>
        </draw:frame>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error – </text:span></text:p>
            <text:p text:style-name="P34"><text:span text:style-name="T78"><text:s text:c="14"/></text:span><text:span text:style-name="T78">// no parameterless ctor. </text:span></text:p>
            <text:p text:style-name="P34"><text:span text:style-name="T78"><text:s text:c="8"/></text:span><text:span text:style-name="T78">// (why would someone do this??) <text:s text:c="3"/></text:span></text:p>
            <text:p text:style-name="P34"><text:span text:style-name="T77">}</text:span></text:p>
          </draw:text-box>
        </draw:frame>
        <draw:frame draw:name="Rectangle 2" presentation:style-name="pr9" draw:text-style-name="P47" draw:layer="layout" svg:width="23.706cm" svg:height="2.116cm" svg:x="0.847cm" svg:y="0.423cm" presentation:class="title" presentation:user-transformed="true">
          <draw:text-box>
            <text:p text:style-name="P9"><text:span text:style-name="T80">C</text:span><text:span text:style-name="T80">o</text:span><text:span text:style-name="T80">n</text:span><text:span text:style-name="T80">s</text:span><text:span text:style-name="T80">tr</text:span><text:span text:style-name="T80">u</text:span><text:span text:style-name="T80">c</text:span><text:span text:style-name="T80">t</text:span><text:span text:style-name="T80">o</text:span><text:span text:style-name="T80">r</text:span><text:span text:style-name="T80">s </text:span><text:span text:style-name="T80">– </text:span><text:span text:style-name="T80">d</text:span><text:span text:style-name="T80">e</text:span><text:span text:style-name="T80">l</text:span><text:span text:style-name="T80">e</text:span><text:span text:style-name="T80">t</text:span><text:span text:style-name="T80">e</text:span><text:span text:style-name="T80">d </text:span><text:span text:style-name="T80">d</text:span><text:span text:style-name="T80">e</text:span><text:span text:style-name="T80">f</text:span><text:span text:style-name="T80">a</text:span><text:span text:style-name="T80">u</text:span><text:span text:style-name="T80">lt </text:span><text:span text:style-name="T80">p</text:span><text:span text:style-name="T80">a</text:span><text:span text:style-name="T80">r</text:span><text:span text:style-name="T80">a</text:span><text:span text:style-name="T80">m</text:span><text:span text:style-name="T80">e</text:span><text:span text:style-name="T80">t</text:span><text:span text:style-name="T80">e</text:span><text:span text:style-name="T80">rl</text:span><text:span text:style-name="T80">e</text:span><text:span text:style-name="T80">s</text:span><text:span text:style-name="T80">s </text:span><text:span text:style-name="T80">c</text:span><text:span text:style-name="T80">t</text:span><text:span text:style-name="T80">o</text:span><text:span text:style-name="T80">r</text:span></text:p>
          </draw:text-box>
        </draw:frame>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draw:frame draw:name="Rectangle 2" presentation:style-name="pr9" draw:text-style-name="P48" draw:layer="layout" svg:width="23.706cm" svg:height="3.047cm" svg:x="0.847cm" svg:y="0.763cm" presentation:class="title" presentation:user-transformed="true">
          <draw:text-box>
            <text:p text:style-name="P9"><text:span text:style-name="T81">D</text:span><text:span text:style-name="T81">e</text:span><text:span text:style-name="T81">s</text:span><text:span text:style-name="T81">t</text:span><text:span text:style-name="T81">r</text:span><text:span text:style-name="T81">u</text:span><text:span text:style-name="T81">c</text:span><text:span text:style-name="T81">t</text:span><text:span text:style-name="T81">o</text:span><text:span text:style-name="T81">r</text:span><text:span text:style-name="T81">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9"><text:span text:style-name="T82">Goal</text:span><text:span text:style-name="T12">: Ensure proper “cleanup”: </text:span></text:p>
            <text:list text:style-name="L1">
              <text:list-item>
                <text:p text:style-name="P49"><text:span text:style-name="T12">Free allocated memory;</text:span></text:p>
              </text:list-item>
              <text:list-item>
                <text:p text:style-name="P49"><text:span text:style-name="T12">Close opened files or db connections;</text:span></text:p>
              </text:list-item>
              <text:list-item>
                <text:p text:style-name="P49"><text:span text:style-name="T12">Notify related objects, etc.</text:span></text:p>
              </text:list-item>
            </text:list>
            <text:p text:style-name="P49"><text:span text:style-name="T12"/></text:p>
            <text:p text:style-name="P49"><text:span text:style-name="T82">Use</text:span><text:span text:style-name="T12">: Called for:</text:span></text:p>
            <text:list text:continue-numbering="true" text:style-name="L1">
              <text:list-item>
                <text:p text:style-name="P49"><text:span text:style-name="T12">A stack object – when it goes out of scope.</text:span></text:p>
              </text:list-item>
              <text:list-item>
                <text:p text:style-name="P49"><text:span text:style-name="T12">A heap object – when it is explicitly deleted.</text:span></text:p>
              </text:list-item>
            </text:list>
          </draw:text-box>
        </draw:frame>
        <presentation:notes draw:style-name="dp3">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3"> </text:span><text:span text:style-name="T43">(f</text:span><text:span text:style-name="T43">ol</text:span><text:span text:style-name="T43">d</text:span><text:span text:style-name="T43">er </text:span><text:span text:style-name="T43">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0"><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 constructor </text:span><text:span text:style-name="T84"><text:line-break/></text:span><text:span text:style-name="T84">   ~MyClass(); </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 </text:span><text:span text:style-name="T84"><text:line-break/></text:span><text:span text:style-name="T84">{ </text:span><text:span text:style-name="T84"><text:line-break/></text:span><text:span text:style-name="T84">   _mem = new char[</text:span><text:span text:style-name="T87">1000]</text:span><text:span text:style-name="T84">; </text:span><text:span text:style-name="T84"><text:line-break/></text:span><text:span text:style-name="T84">} </text:span><text:span text:style-name="T84"><text:line-break/></text:span><text:span text:style-name="T84">MyClass::~MyClass() </text:span><text:span text:style-name="T84"><text:line-break/></text:span><text:span text:style-name="T84">{ </text:span><text:span text:style-name="T84"><text:line-break/></text:span><text:span text:style-name="T84"> <text:s text:c="2"/>delete[] 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17" text:id="id17"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1" xml:id="id20" draw:id="id20"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2" xml:id="id21" draw:id="id21"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2" xml:id="id18" draw:id="id18"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1" xml:id="id19" draw:id="id19"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disappear">
                  <anim:set smil:begin="0s" smil:dur="0.001s" smil:fill="hold" smil:targetElement="id20" smil:attributeName="visibility" smil:to="hidden"/>
                </anim:par>
              </anim:par>
            </anim:par>
          </anim:seq>
        </anim:par>
        <presentation:notes draw:style-name="dp3">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 </text:span><text:span text:style-name="T4">– </text:span><text:span text:style-name="T4">c</text:span><text:span text:style-name="T4">o</text:span><text:span text:style-name="T4">m</text:span><text:span text:style-name="T4">m</text:span><text:span text:style-name="T4">o</text:span><text:span text:style-name="T4">n </text:span><text:span text:style-name="T4">e</text:span><text:span text:style-name="T4">r</text:span><text:span text:style-name="T4">r</text:span><text:span text:style-name="T4">o</text:span><text:span text:style-name="T4">r</text:span><text:span text:style-name="T4">s</text:span><text:span text:style-name="T43"> </text:span><text:span text:style-name="T43">(f</text:span><text:span text:style-name="T43">ol</text:span><text:span text:style-name="T43">d</text:span><text:span text:style-name="T43">er </text:span><text:span text:style-name="T43">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1" draw:layer="layout" svg:width="22.098cm" svg:height="6.581cm" svg:x="1.27cm" svg:y="3.81cm">
          <draw:text-box>
            <text:p><text:span text:style-name="T61">1</text:span><text:span text:style-name="T61">. </text:span><text:span text:style-name="T61">F</text:span><text:span text:style-name="T61">o</text:span><text:span text:style-name="T61">r</text:span><text:span text:style-name="T61">g</text:span><text:span text:style-name="T61">e</text:span><text:span text:style-name="T61">tt</text:span><text:span text:style-name="T61">i</text:span><text:span text:style-name="T61">n</text:span><text:span text:style-name="T61">g </text:span><text:span text:style-name="T61">t</text:span><text:span text:style-name="T61">o </text:span><text:span text:style-name="T61">w</text:span><text:span text:style-name="T61">ri</text:span><text:span text:style-name="T61">t</text:span><text:span text:style-name="T61">e </text:span><text:span text:style-name="T61">a </text:span><text:span text:style-name="T61">d</text:span><text:span text:style-name="T61">e</text:span><text:span text:style-name="T61">s</text:span><text:span text:style-name="T61">tr</text:span><text:span text:style-name="T61">u</text:span><text:span text:style-name="T61">c</text:span><text:span text:style-name="T61">t</text:span><text:span text:style-name="T61">o</text:span><text:span text:style-name="T61">r. </text:span></text:p>
            <text:p><text:span text:style-name="T61"><text:s text:c="3"/></text:span><text:span text:style-name="T61"><text:s/></text:span><text:span text:style-name="T61">M</text:span><text:span text:style-name="T61">i</text:span><text:span text:style-name="T61">g</text:span><text:span text:style-name="T61">h</text:span><text:span text:style-name="T61">t </text:span><text:span text:style-name="T61">c</text:span><text:span text:style-name="T61">a</text:span><text:span text:style-name="T61">u</text:span><text:span text:style-name="T61">s</text:span><text:span text:style-name="T61">e </text:span><text:span text:style-name="T61">a </text:span><text:span text:style-name="T61">m</text:span><text:span text:style-name="T61">e</text:span><text:span text:style-name="T61">m</text:span><text:span text:style-name="T61">o</text:span><text:span text:style-name="T61">r</text:span><text:span text:style-name="T61">y </text:span><text:span text:style-name="T61">l</text:span><text:span text:style-name="T61">e</text:span><text:span text:style-name="T61">a</text:span><text:span text:style-name="T61">k</text:span><text:span text:style-name="T61">.</text:span></text:p>
            <text:p><text:span text:style-name="T61"/></text:p>
            <text:p><text:span text:style-name="T61">2</text:span><text:span text:style-name="T61">. </text:span><text:span text:style-name="T61">C</text:span><text:span text:style-name="T61">a</text:span><text:span text:style-name="T61">lli</text:span><text:span text:style-name="T61">n</text:span><text:span text:style-name="T61">g </text:span><text:span text:style-name="T61">a </text:span><text:span text:style-name="T61">d</text:span><text:span text:style-name="T61">e</text:span><text:span text:style-name="T61">s</text:span><text:span text:style-name="T61">tr</text:span><text:span text:style-name="T61">u</text:span><text:span text:style-name="T61">c</text:span><text:span text:style-name="T61">t</text:span><text:span text:style-name="T61">o</text:span><text:span text:style-name="T61">r </text:span><text:span text:style-name="T61">t</text:span><text:span text:style-name="T61">w</text:span><text:span text:style-name="T61">i</text:span><text:span text:style-name="T61">c</text:span><text:span text:style-name="T61">e</text:span><text:span text:style-name="T61">.</text:span></text:p>
            <text:p><text:span text:style-name="T61"><text:s text:c="3"/></text:span><text:span text:style-name="T61"><text:s/></text:span><text:span text:style-name="T61">P</text:span><text:span text:style-name="T61">o</text:span><text:span text:style-name="T61">s</text:span><text:span text:style-name="T61">s</text:span><text:span text:style-name="T61">i</text:span><text:span text:style-name="T61">b</text:span><text:span text:style-name="T61">l</text:span><text:span text:style-name="T61">e </text:span><text:span text:style-name="T61">r</text:span><text:span text:style-name="T61">e</text:span><text:span text:style-name="T61">a</text:span><text:span text:style-name="T61">s</text:span><text:span text:style-name="T61">o</text:span><text:span text:style-name="T61">n </text:span><text:span text:style-name="T61">- </text:span><text:span text:style-name="T61">s</text:span><text:span text:style-name="T61">h</text:span><text:span text:style-name="T61">a</text:span><text:span text:style-name="T61">ll</text:span><text:span text:style-name="T61">o</text:span><text:span text:style-name="T61">w </text:span><text:span text:style-name="T61">c</text:span><text:span text:style-name="T61">o</text:span><text:span text:style-name="T61">p</text:span><text:span text:style-name="T61">y.</text:span></text:p>
          </draw:text-box>
        </draw:frame>
        <presentation:notes draw:style-name="dp3">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4" draw:master-page-name="כותרת_20_ותוכן_5f_" presentation:presentation-page-layout-name="AL2T11">
        <draw:frame draw:name="כותרת 1" presentation:style-name="pr24" draw:text-style-name="P2" draw:layer="layout" svg:width="23.706cm" svg:height="1.776cm" svg:x="0.847cm" svg:y="0.763cm" presentation:class="title" presentation:user-transformed="true">
          <draw:text-box>
            <text:p text:style-name="P9"><text:span text:style-name="T4">C</text:span><text:span text:style-name="T4"> </text:span><text:span text:style-name="T4">s</text:span><text:span text:style-name="T4">t</text:span><text:span text:style-name="T4">r</text:span><text:span text:style-name="T4">u</text:span><text:span text:style-name="T4">c</text:span><text:span text:style-name="T4">t </text:span><text:span text:style-name="T4">a</text:span><text:span text:style-name="T4">n</text:span><text:span text:style-name="T4">d </text:span><text:span text:style-name="T4">f</text:span><text:span text:style-name="T4">u</text:span><text:span text:style-name="T4">n</text:span><text:span text:style-name="T4">c</text:span><text:span text:style-name="T4">ti</text:span><text:span text:style-name="T4">o</text:span><text:span text:style-name="T4">n</text:span><text:span text:style-name="T4">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IntList; </text:span><text:span text:style-name="T45"><text:line-break/></text:span><text:span text:style-name="T44">typedef</text:span><text:span text:style-name="T45"> </text:span><text:span text:style-name="T44">struct</text:span><text:span text:style-name="T45"> IntList IntList; </text:span><text:span text:style-name="T45"><text:line-break/></text:span><text:span text:style-name="T45">IntList* intListNew(); </text:span><text:span text:style-name="T45"><text:line-break/></text:span><text:span text:style-name="T44">void</text:span><text:span text:style-name="T45"> intListFree( <text:s text:c="5"/>IntList* List ); </text:span><text:span text:style-name="T45"><text:line-break/></text:span><text:span text:style-name="T44">void</text:span><text:span text:style-name="T45"> intListPushFront( IntList* List, </text:span><text:span text:style-name="T44">int</text:span><text:span text:style-name="T45"> x); </text:span><text:span text:style-name="T45"><text:line-break/></text:span><text:span text:style-name="T44">void</text:span><text:span text:style-name="T45"> intListPushBack( <text:s/>IntList* List, </text:span><text:span text:style-name="T44">int</text:span><text:span text:style-name="T45"> x); </text:span><text:span text:style-name="T45"><text:line-break/></text:span><text:span text:style-name="T44">int </text:span><text:span text:style-name="T45"><text:s/>intListPopFront( <text:s/>IntList* List ); </text:span><text:span text:style-name="T45"><text:line-break/></text:span><text:span text:style-name="T44">int</text:span><text:span text:style-name="T45"> <text:s/>intListPopBack( <text:s text:c="2"/>IntList* List ); </text:span><text:span text:style-name="T45"><text:line-break/></text:span><text:span text:style-name="T44">int</text:span><text:span text:style-name="T45"> <text:s/>intListIsEmpty( <text:s text:c="2"/>IntList </text:span><text:span text:style-name="T44">const</text:span><text:span text:style-name="T45">* List); </text:span><text:span text:style-name="T90"><text:line-break/></text:span><text:span text:style-name="T90"/></text:p>
            <text:p text:style-name="P34"><text:span text:style-name="T44">typedef void</text:span><text:span text:style-name="T45"> (*funcInt)( </text:span><text:span text:style-name="T44">int</text:span><text:span text:style-name="T45"> x, </text:span><text:span text:style-name="T44">void</text:span><text:span text:style-name="T45">* Data ); </text:span><text:span text:style-name="T45"><text:line-break/></text:span><text:span text:style-name="T44">void</text:span><text:span text:style-name="T45"> intListMAPCAR( <text:s text:c="3"/>IntList* List,</text:span></text:p>
            <text:p text:style-name="P34"><text:span text:style-name="T45"><text:s text:c="22"/></text:span><text:span text:style-name="T45">funcInt Func, </text:span><text:span text:style-name="T44">void</text:span><text:span text:style-name="T45">* </text:span><text:span text:style-name="T45">Data ); </text:span></text:p>
          </draw:text-box>
        </draw:frame>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text:span><text:span text:style-name="T58">e</text:span><text:span text:style-name="T58">l</text:span><text:span text:style-name="T58">u</text:span><text:span text:style-name="T58">d</text:span><text:span text:style-name="T58">e</text:span><text:span text:style-name="T58"> </text:span><text:span text:style-name="T58">t</text:span><text:span text:style-name="T58">o</text:span><text:span text:style-name="T58"> </text:span><text:span text:style-name="T58">s</text:span><text:span text:style-name="T58">l</text:span><text:span text:style-name="T58">i</text:span><text:span text:style-name="T58">d</text:span><text:span text:style-name="T58">e</text:span><text:span text:style-name="T58"> </text:span><text:span text:style-name="T58">m</text:span><text:span text:style-name="T58">a</text:span><text:span text:style-name="T58">l</text:span><text:span text:style-name="T58">l</text:span><text:span text:style-name="T58">o</text:span><text:span text:style-name="T58">c</text:span><text:span text:style-name="T58">/</text:span><text:span text:style-name="T58">f</text:span><text:span text:style-name="T58">r</text:span><text:span text:style-name="T58">e</text:span><text:span text:style-name="T58">e</text:span><text:span text:style-name="T58"> </text:span><text:span text:style-name="T58">v</text:span><text:span text:style-name="T58">s</text:span><text:span text:style-name="T58">. </text:span><text:span text:style-name="T58">n</text:span><text:span text:style-name="T58">e</text:span><text:span text:style-name="T58">w</text:span><text:span text:style-name="T58">/</text:span><text:span text:style-name="T58">d</text:span><text:span text:style-name="T58">e</text:span><text:span text:style-name="T58">l</text:span><text:span text:style-name="T58">e</text:span><text:span text:style-name="T58">t</text:span><text:span text:style-name="T58">e</text:span><text:span text:style-name="T58">, </text:span></text:p>
              <text:p text:style-name="P36"><text:span text:style-name="T58">B</text:span><text:span text:style-name="T58">U</text:span><text:span text:style-name="T58">T</text:span><text:span text:style-name="T58"> </text:span><text:span text:style-name="T58">–</text:span><text:span text:style-name="T58"> </text:span><text:span text:style-name="T58">a</text:span><text:span text:style-name="T58">l</text:span><text:span text:style-name="T58">s</text:span><text:span text:style-name="T58">o</text:span><text:span text:style-name="T58"> </text:span><text:span text:style-name="T58">a</text:span><text:span text:style-name="T58"> </text:span><text:span text:style-name="T58">c</text:span><text:span text:style-name="T58">h</text:span><text:span text:style-name="T58">a</text:span><text:span text:style-name="T58">n</text:span><text:span text:style-name="T58">c</text:span><text:span text:style-name="T58">e</text:span><text:span text:style-name="T58"> </text:span><text:span text:style-name="T58">t</text:span><text:span text:style-name="T58">o</text:span><text:span text:style-name="T58"> </text:span><text:span text:style-name="T58">c</text:span><text:span text:style-name="T58">o</text:span><text:span text:style-name="T58">m</text:span><text:span text:style-name="T58">p</text:span><text:span text:style-name="T58">a</text:span><text:span text:style-name="T58">r</text:span><text:span text:style-name="T58">e</text:span><text:span text:style-name="T58"> </text:span><text:span text:style-name="T58">c</text:span><text:span text:style-name="T58"> </text:span><text:span text:style-name="T58">s</text:span><text:span text:style-name="T58">t</text:span><text:span text:style-name="T58">y</text:span><text:span text:style-name="T58">l</text:span><text:span text:style-name="T58">e</text:span><text:span text:style-name="T58"> </text:span><text:span text:style-name="T58">i</text:span><text:span text:style-name="T58">n</text:span><text:span text:style-name="T58">t</text:span><text:span text:style-name="T58">e</text:span><text:span text:style-name="T58">r</text:span><text:span text:style-name="T58">f</text:span><text:span text:style-name="T58">a</text:span><text:span text:style-name="T58">c</text:span><text:span text:style-name="T58">e</text:span><text:span text:style-name="T58"> </text:span><text:span text:style-name="T58">w</text:span><text:span text:style-name="T58">i</text:span><text:span text:style-name="T58">t</text:span><text:span text:style-name="T58">h</text:span><text:span text:style-name="T58"> </text:span><text:span text:style-name="T58">c</text:span><text:span text:style-name="T58">+</text:span><text:span text:style-name="T58">+</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4"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text:span><text:span text:style-name="T4">+ </text:span><text:span text:style-name="T4">C</text:span><text:span text:style-name="T4">l</text:span><text:span text:style-name="T4">a</text:span><text:span text:style-name="T4">s</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pushFront(</text:span><text:span text:style-name="T44">int </text:span><text:span text:style-name="T45">x); </text:span><text:span text:style-name="T45"><text:line-break/></text:span><text:span text:style-name="T45">  </text:span><text:span text:style-name="T44">void</text:span><text:span text:style-name="T45"> pushBack(</text:span><text:span text:style-name="T44">int</text:span><text:span text:style-name="T45"> x); </text:span><text:span text:style-name="T45"><text:line-break/></text:span><text:span text:style-name="T45">  </text:span><text:span text:style-name="T44">int</text:span><text:span text:style-name="T45"> popFront(); </text:span><text:span text:style-name="T45"><text:line-break/></text:span><text:span text:style-name="T45">  </text:span><text:span text:style-name="T44">int</text:span><text:span text:style-name="T45"> popBack(); </text:span><text:span text:style-name="T45"><text:line-break/></text:span><text:span text:style-name="T45">  </text:span><text:span text:style-name="T44">bool</text:span><text:span text:style-name="T45"> isEmpty() </text:span><text:span text:style-name="T44">const</text:span><text:span text:style-name="T45">; </text:span></text:p>
          </draw:text-box>
        </draw:frame>
        <draw:frame draw:style-name="gr19" draw:text-style-name="P53" draw:layer="layout" svg:width="11.022cm" svg:height="15.442cm" svg:x="13.362cm" svg:y="2.592cm">
          <draw:text-box>
            <text:p text:style-name="P34"><text:span text:style-name="T44">p</text:span><text:span text:style-name="T44">r</text:span><text:span text:style-name="T44">i</text:span><text:span text:style-name="T44">v</text:span><text:span text:style-name="T44">a</text:span><text:span text:style-name="T44">t</text:span><text:span text:style-name="T44">e</text:span><text:span text:style-name="T45">: </text:span><text:span text:style-name="T45"><text:line-break/></text:span><text:span text:style-name="T45">  </text:span><text:span text:style-name="T44">s</text:span><text:span text:style-name="T44">t</text:span><text:span text:style-name="T44">r</text:span><text:span text:style-name="T44">u</text:span><text:span text:style-name="T44">c</text:span><text:span text:style-name="T44">t</text:span><text:span text:style-name="T45"> </text:span><text:span text:style-name="T45">N</text:span><text:span text:style-name="T45">o</text:span><text:span text:style-name="T45">d</text:span><text:span text:style-name="T45">e </text:span><text:span text:style-name="T45"><text:line-break/></text:span><text:span text:style-name="T45">  </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4">i</text:span><text:span text:style-name="T44">n</text:span><text:span text:style-name="T44">t</text:span><text:span text:style-name="T45"> </text:span><text:span text:style-name="T45">v</text:span><text:span text:style-name="T45">a</text:span><text:span text:style-name="T45">l</text:span><text:span text:style-name="T45">u</text:span><text:span text:style-name="T45">e</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 </text:span><text:span text:style-name="T45">*</text:span><text:span text:style-name="T45">n</text:span><text:span text:style-name="T45">e</text:span><text:span text:style-name="T45">x</text:span><text:span text:style-name="T45">t</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 </text:span><text:span text:style-name="T45">*</text:span><text:span text:style-name="T45">p</text:span><text:span text:style-name="T45">r</text:span><text:span text:style-name="T45">e</text:span><text:span text:style-name="T45">v</text:span><text:span text:style-name="T45">; </text:span><text:span text:style-name="T45"><text:line-break/></text:span><text:span text:style-name="T45">  </text:span><text:span text:style-name="T45">}</text:span><text:span text:style-name="T45">; </text:span><text:span text:style-name="T45"><text:line-break/></text:span><text:span text:style-name="T45">  </text:span><text:span text:style-name="T45">N</text:span><text:span text:style-name="T45">o</text:span><text:span text:style-name="T45">d</text:span><text:span text:style-name="T45">e</text:span><text:span text:style-name="T45">* </text:span><text:span text:style-name="T45">m</text:span><text:span text:style-name="T45">_</text:span><text:span text:style-name="T45">s</text:span><text:span text:style-name="T45">t</text:span><text:span text:style-name="T45">a</text:span><text:span text:style-name="T45">r</text:span><text:span text:style-name="T45">t</text:span><text:span text:style-name="T45">; </text:span><text:span text:style-name="T45"><text:line-break/></text:span><text:span text:style-name="T45"> </text:span><text:span text:style-name="T45"> </text:span><text:span text:style-name="T45">N</text:span><text:span text:style-name="T45">o</text:span><text:span text:style-name="T45">d</text:span><text:span text:style-name="T45">e</text:span><text:span text:style-name="T45">* </text:span><text:span text:style-name="T45">m</text:span><text:span text:style-name="T45">_</text:span><text:span text:style-name="T45">e</text:span><text:span text:style-name="T45">n</text:span><text:span text:style-name="T45">d</text:span><text:span text:style-name="T45">; </text:span><text:span text:style-name="T45"><text:line-break/></text:span><text:span text:style-name="T45">}</text:span><text:span text:style-name="T45">; </text:span><text:span text:style-name="T45"><text:line-break/></text:span><text:span text:style-name="T45"/></text:p>
            <text:p text:style-name="P34"><text:span text:style-name="T45"><text:line-break/></text:span><text:span text:style-name="T45"/></text:p>
          </draw:text-box>
        </draw:frame>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text:span><text:span text:style-name="T58">R</text:span><text:span text:style-name="T58">O</text:span><text:span text:style-name="T58">S</text:span><text:span text:style-name="T58"> </text:span><text:span text:style-name="T58">a</text:span><text:span text:style-name="T58">n</text:span><text:span text:style-name="T58">d</text:span><text:span text:style-name="T58"> </text:span><text:span text:style-name="T58">C</text:span><text:span text:style-name="T58">O</text:span><text:span text:style-name="T58">N</text:span><text:span text:style-name="T58">S</text:span><text:span text:style-name="T58">:</text:span></text:p>
              <text:p text:style-name="P36"><text:span text:style-name="T58">M</text:span><text:span text:style-name="T58">o</text:span><text:span text:style-name="T58">r</text:span><text:span text:style-name="T58">e</text:span><text:span text:style-name="T58"> </text:span><text:span text:style-name="T58">s</text:span><text:span text:style-name="T58">t</text:span><text:span text:style-name="T58">r</text:span><text:span text:style-name="T58">u</text:span><text:span text:style-name="T58">c</text:span><text:span text:style-name="T58">t</text:span><text:span text:style-name="T58">u</text:span><text:span text:style-name="T58">r</text:span><text:span text:style-name="T58">e</text:span><text:span text:style-name="T58">d</text:span><text:span text:style-name="T58">, </text:span><text:span text:style-name="T58">"</text:span><text:span text:style-name="T58">O</text:span><text:span text:style-name="T58">O</text:span><text:span text:style-name="T58">"</text:span></text:p>
              <text:p text:style-name="P36"><text:span text:style-name="T58">R</text:span><text:span text:style-name="T58">e</text:span><text:span text:style-name="T58">v</text:span><text:span text:style-name="T58">e</text:span><text:span text:style-name="T58">a</text:span><text:span text:style-name="T58">l</text:span><text:span text:style-name="T58">s</text:span><text:span text:style-name="T58"> </text:span><text:span text:style-name="T58">t</text:span><text:span text:style-name="T58">h</text:span><text:span text:style-name="T58">e</text:span><text:span text:style-name="T58"> </text:span><text:span text:style-name="T58">p</text:span><text:span text:style-name="T58">r</text:span><text:span text:style-name="T58">i</text:span><text:span text:style-name="T58">v</text:span><text:span text:style-name="T58">a</text:span><text:span text:style-name="T58">t</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text:span><text:span text:style-name="T58">!</text:span><text:span text:style-name="T58">!</text:span><text:span text:style-name="T58">!</text:span></text:p>
              <text:p text:style-name="P36"><text:span text:style-name="T58">It </text:span><text:span text:style-name="T58">i</text:span><text:span text:style-name="T58">s</text:span><text:span text:style-name="T58"> </text:span><text:span text:style-name="T58">p</text:span><text:span text:style-name="T58">r</text:span><text:span text:style-name="T58">o</text:span><text:span text:style-name="T58">t</text:span><text:span text:style-name="T58">e</text:span><text:span text:style-name="T58">c</text:span><text:span text:style-name="T58">t</text:span><text:span text:style-name="T58">e</text:span><text:span text:style-name="T58">d</text:span><text:span text:style-name="T58"> </text:span><text:span text:style-name="T58">f</text:span><text:span text:style-name="T58">r</text:span><text:span text:style-name="T58">o</text:span><text:span text:style-name="T58">m</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b</text:span><text:span text:style-name="T58">u</text:span><text:span text:style-name="T58">t </text:span><text:span text:style-name="T58">i</text:span><text:span text:style-name="T58">f </text:span><text:span text:style-name="T58">y</text:span><text:span text:style-name="T58">o</text:span><text:span text:style-name="T58">u</text:span><text:span text:style-name="T58"> </text:span><text:span text:style-name="T58">w</text:span><text:span text:style-name="T58">a</text:span><text:span text:style-name="T58">n</text:span><text:span text:style-name="T58">t </text:span><text:span text:style-name="T58">t</text:span><text:span text:style-name="T58">o</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y</text:span><text:span text:style-name="T58">o</text:span><text:span text:style-name="T58">u</text:span><text:span text:style-name="T58"> </text:span><text:span text:style-name="T58">m</text:span><text:span text:style-name="T58">u</text:span><text:span text:style-name="T58">s</text:span><text:span text:style-name="T58">t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h</text:span><text:span text:style-name="T58">e</text:span><text:span text:style-name="T58">a</text:span><text:span text:style-name="T58">d</text:span><text:span text:style-name="T58">e</text:span><text:span text:style-name="T58">r </text:span><text:span text:style-name="T58">f</text:span><text:span text:style-name="T58">i</text:span><text:span text:style-name="T58">l</text:span><text:span text:style-name="T58">e</text:span><text:span text:style-name="T58">.</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4" draw:master-page-name="שני_20_תכנים" presentation:presentation-page-layout-name="AL3T3">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text:span><text:span text:style-name="T4">l</text:span><text:span text:style-name="T4">a</text:span><text:span text:style-name="T4">s</text:span><text:span text:style-name="T4">s</text:span><text:span text:style-name="T4">e</text:span><text:span text:style-name="T4">s </text:span><text:span text:style-name="T4">&amp;</text:span><text:span text:style-name="T4"> </text:span><text:span text:style-name="T4">M</text:span><text:span text:style-name="T4">e</text:span><text:span text:style-name="T4">m</text:span><text:span text:style-name="T4">o</text:span><text:span text:style-name="T4">r</text:span><text:span text:style-name="T4">y </text:span><text:span text:style-name="T4">a</text:span><text:span text:style-name="T4">ll</text:span><text:span text:style-name="T4">o</text:span><text:span text:style-name="T4">c</text:span><text:span text:style-name="T4">a</text:span><text:span text:style-name="T4">ti</text:span><text:span text:style-name="T4">o</text:span><text:span text:style-name="T4">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style:</text:span></text:p>
            <text:p text:style-name="P34"><text:span text:style-name="T36">main() </text:span><text:span text:style-name="T36"><text:line-break/></text:span><text:span text:style-name="T36">{ </text:span><text:span text:style-name="T36"><text:line-break/></text:span><text:span text:style-name="T36">   IntList* L =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presentation:notes draw:style-name="dp3">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 </text:span><text:span text:style-name="T4">a</text:span><text:span text:style-name="T4">ll</text:span><text:span text:style-name="T4">o</text:span><text:span text:style-name="T4">c</text:span><text:span text:style-name="T4">a</text:span><text:span text:style-name="T4">ti</text:span><text:span text:style-name="T4">o</text:span><text:span text:style-name="T4">n </text:span><text:span text:style-name="T4">i</text:span><text:span text:style-name="T4">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22" text:id="id22" text:style-name="P34"><text:span text:style-name="T93">free(L); </text:span><text:span text:style-name="T93"><text:line-break/></text:span><text:span text:style-name="T12">Does not call destructor!</text:span></text:p>
            <text:p xml:id="id23" text:id="id23" text:style-name="P25"><text:span text:style-name="T12">Internal data members are not freed</text:span></text:p>
            <text:p text:style-name="P25"><text:span text:style-name="T12"/></text:p>
            <text:p text:style-name="P25"><text:span text:style-name="T12"/></text:p>
          </draw:text-box>
        </draw:fram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text:span><text:span text:style-name="T58">h</text:span><text:span text:style-name="T58">a</text:span><text:span text:style-name="T58">t </text:span><text:span text:style-name="T58">s</text:span><text:span text:style-name="T58">h</text:span><text:span text:style-name="T58">o</text:span><text:span text:style-name="T58">u</text:span><text:span text:style-name="T58">l</text:span><text:span text:style-name="T58">d</text:span><text:span text:style-name="T58"> </text:span><text:span text:style-name="T58">w</text:span><text:span text:style-name="T58">e</text:span><text:span text:style-name="T58"> </text:span><text:span text:style-name="T58">d</text:span><text:span text:style-name="T58">o</text:span><text:span text:style-name="T58">?</text:span><text:span text:style-name="T58"> </text:span></text:p>
              <text:p text:style-name="P36"><text:span text:style-name="T58">cr</text:span><text:span text:style-name="T58">e</text:span><text:span text:style-name="T58">a</text:span><text:span text:style-name="T58">t</text:span><text:span text:style-name="T58">e</text:span><text:span text:style-name="T58">O</text:span><text:span text:style-name="T58">b</text:span><text:span text:style-name="T58">j </text:span><text:span text:style-name="T58">a</text:span><text:span text:style-name="T58">n</text:span><text:span text:style-name="T58">d</text:span><text:span text:style-name="T58"> </text:span><text:span text:style-name="T58">f</text:span><text:span text:style-name="T58">r</text:span><text:span text:style-name="T58">e</text:span><text:span text:style-name="T58">e</text:span><text:span text:style-name="T58">O</text:span><text:span text:style-name="T58">b</text:span><text:span text:style-name="T58">j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 </text:span><text:span text:style-name="T4">a</text:span><text:span text:style-name="T4">ll</text:span><text:span text:style-name="T4">o</text:span><text:span text:style-name="T4">c</text:span><text:span text:style-name="T4">a</text:span><text:span text:style-name="T4">ti</text:span><text:span text:style-name="T4">o</text:span><text:span text:style-name="T4">n </text:span><text:span text:style-name="T4">i</text:span><text:span text:style-name="T4">n </text:span><text:span text:style-name="T97">C</text:span><text:span text:style-name="T97">+</text:span><text:span text:style-name="T97">+</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operators:</text:span></text:p>
            <text:p text:style-name="P25"><text:span text:style-name="T12"/></text:p>
            <text:p text:style-name="P34"><text:span text:style-name="T93">IntList *L = </text:span><text:span text:style-name="T96">new</text:span><text:span text:style-name="T93"> IntList; </text:span></text:p>
            <text:list text:style-name="L6">
              <text:list-item>
                <text:p text:style-name="P34"><text:span text:style-name="T12">Allocate memory</text:span></text:p>
              </text:list-item>
              <text:list-item>
                <text:p text:style-name="P34"><text:span text:style-name="T12">Call 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destructor</text:span></text:p>
              </text:list-item>
              <text:list-item>
                <text:p text:style-name="P25"><text:span text:style-name="T98"><text:s/></text:span><text:span text:style-name="T98">Free memory</text:span></text:p>
              </text:list-item>
            </text:list>
            <text:p text:style-name="P25"><text:span text:style-name="T12"/></text:p>
            <text:p text:style-name="P25"><text:span text:style-name="T12"/></text:p>
          </draw:text-box>
        </draw:frame>
        <presentation:notes draw:style-name="dp3">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5.376cm" svg:x="0.635cm" svg:y="4.784cm" presentation:class="outline" presentation:user-transformed="true">
          <draw:text-box>
            <text:p text:style-name="P25"><text:span text:style-name="T12">Can be used 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 </text:span></text:p>
          </draw:text-box>
        </draw:frame>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text:span><text:span text:style-name="T58">e</text:span><text:span text:style-name="T58">p</text:span><text:span text:style-name="T58">l</text:span><text:span text:style-name="T58">a</text:span><text:span text:style-name="T58">c</text:span><text:span text:style-name="T58">i</text:span><text:span text:style-name="T58">n</text:span><text:span text:style-name="T58">g</text:span><text:span text:style-name="T58"> </text:span><text:span text:style-name="T58">–</text:span><text:span text:style-name="T58"> </text:span><text:span text:style-name="T58">t</text:span><text:span text:style-name="T58">h</text:span><text:span text:style-name="T58">e</text:span><text:span text:style-name="T58"> </text:span><text:span text:style-name="T58">g</text:span><text:span text:style-name="T58">l</text:span><text:span text:style-name="T58">o</text:span><text:span text:style-name="T58">b</text:span><text:span text:style-name="T58">a</text:span><text:span text:style-name="T58">l </text:span><text:span text:style-name="T58">o</text:span><text:span text:style-name="T58">p</text:span><text:span text:style-name="T58">e</text:span><text:span text:style-name="T58">r</text:span><text:span text:style-name="T58">a</text:span><text:span text:style-name="T58">t</text:span><text:span text:style-name="T58">o</text:span><text:span text:style-name="T58">r </text:span><text:span text:style-name="T58">n</text:span><text:span text:style-name="T58">e</text:span><text:span text:style-name="T58">w</text:span><text:span text:style-name="T58">(</text:span><text:span text:style-name="T58">) </text:span><text:span text:style-name="T58">i</text:span><text:span text:style-name="T58">s</text:span><text:span text:style-name="T58">n</text:span><text:span text:style-name="T58">'</text:span><text:span text:style-name="T58">t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b</text:span><text:span text:style-name="T58">u</text:span><text:span text:style-name="T58">t </text:span><text:span text:style-name="T58">s</text:span><text:span text:style-name="T58">p</text:span><text:span text:style-name="T58">e</text:span><text:span text:style-name="T58">c</text:span><text:span text:style-name="T58">i</text:span><text:span text:style-name="T58">a</text:span><text:span text:style-name="T58">l </text:span><text:span text:style-name="T58">b</text:span><text:span text:style-name="T58">e</text:span><text:span text:style-name="T58">h</text:span><text:span text:style-name="T58">a</text:span><text:span text:style-name="T58">v</text:span><text:span text:style-name="T58">i</text:span><text:span text:style-name="T58">o</text:span><text:span text:style-name="T58">r </text:span><text:span text:style-name="T58">–</text:span><text:span text:style-name="T58"> </text:span><text:span text:style-name="T58">u</text:span><text:span text:style-name="T58">s</text:span><text:span text:style-name="T58">e</text:span><text:span text:style-name="T58">r </text:span><text:span text:style-name="T58">d</text:span><text:span text:style-name="T58">e</text:span><text:span text:style-name="T58">f</text:span><text:span text:style-name="T58">i</text:span><text:span text:style-name="T58">n</text:span><text:span text:style-name="T58">e</text:span><text:span text:style-name="T58">d</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w</text:span><text:span text:style-name="T58">i</text:span><text:span text:style-name="T58">l</text:span><text:span text:style-name="T58">l </text:span><text:span text:style-name="T58">r</text:span><text:span text:style-name="T58">e</text:span><text:span text:style-name="T58">p</text:span><text:span text:style-name="T58">l</text:span><text:span text:style-name="T58">a</text:span><text:span text:style-name="T58">c</text:span><text:span text:style-name="T58">e</text:span><text:span text:style-name="T58"> </text:span><text:span text:style-name="T58">(</text:span><text:span text:style-name="T58">e</text:span><text:span text:style-name="T58">f</text:span><text:span text:style-name="T58">f</text:span><text:span text:style-name="T58">e</text:span><text:span text:style-name="T58">c</text:span><text:span text:style-name="T58">t</text:span><text:span text:style-name="T58">i</text:span><text:span text:style-name="T58">v</text:span><text:span text:style-name="T58">e</text:span><text:span text:style-name="T58">l</text:span><text:span text:style-name="T58">y</text:span><text:span text:style-name="T58"> </text:span><text:span text:style-name="T58">h</text:span><text:span text:style-name="T58">i</text:span><text:span text:style-name="T58">d</text:span><text:span text:style-name="T58">e</text:span><text:span text:style-name="T58">) </text:span><text:span text:style-name="T58">t</text:span><text:span text:style-name="T58">h</text:span><text:span text:style-name="T58">e</text:span><text:span text:style-name="T58"> </text:span><text:span text:style-name="T58">p</text:span><text:span text:style-name="T58">r</text:span><text:span text:style-name="T58">e</text:span><text:span text:style-name="T58"> </text:span><text:span text:style-name="T58">d</text:span><text:span text:style-name="T58">e</text:span><text:span text:style-name="T58">f</text:span><text:span text:style-name="T58">i</text:span><text:span text:style-name="T58">n</text:span><text:span text:style-name="T58">e</text:span><text:span text:style-name="T58">d</text:span><text:span text:style-name="T58">. </text:span><text:span text:style-name="T58">B</text:span><text:span text:style-name="T58">y</text:span><text:span text:style-name="T58"> </text:span><text:span text:style-name="T58">s</text:span><text:span text:style-name="T58">t</text:span><text:span text:style-name="T58">a</text:span><text:span text:style-name="T58">n</text:span><text:span text:style-name="T58">d</text:span><text:span text:style-name="T58">a</text:span><text:span text:style-name="T58">r</text:span><text:span text:style-name="T58">d</text:span><text:span text:style-name="T58">, </text:span><text:span text:style-name="T58">e</text:span><text:span text:style-name="T58">a</text:span><text:span text:style-name="T58">c</text:span><text:span text:style-name="T58">h</text:span><text:span text:style-name="T58"> </text:span><text:span text:style-name="T58">c</text:span><text:span text:style-name="T58">+</text:span><text:span text:style-name="T58">+</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s</text:span><text:span text:style-name="T58">h</text:span><text:span text:style-name="T58">o</text:span><text:span text:style-name="T58">u</text:span><text:span text:style-name="T58">l</text:span><text:span text:style-name="T58">d</text:span><text:span text:style-name="T58"> </text:span><text:span text:style-name="T58">p</text:span><text:span text:style-name="T58">r</text:span><text:span text:style-name="T58">o</text:span><text:span text:style-name="T58">v</text:span><text:span text:style-name="T58">i</text:span><text:span text:style-name="T58">d</text:span><text:span text:style-name="T58">e</text:span><text:span text:style-name="T58"> </text:span><text:span text:style-name="T58">a</text:span><text:span text:style-name="T58"> </text:span><text:span text:style-name="T58">g</text:span><text:span text:style-name="T58">l</text:span><text:span text:style-name="T58">o</text:span><text:span text:style-name="T58">b</text:span><text:span text:style-name="T58">a</text:span><text:span text:style-name="T58">l </text:span><text:span text:style-name="T58">o</text:span><text:span text:style-name="T58">p</text:span><text:span text:style-name="T58">e</text:span><text:span text:style-name="T58">r</text:span><text:span text:style-name="T58">a</text:span><text:span text:style-name="T58">t</text:span><text:span text:style-name="T58">o</text:span><text:span text:style-name="T58">r </text:span><text:span text:style-name="T58">n</text:span><text:span text:style-name="T58">e</text:span><text:span text:style-name="T58">w</text:span><text:span text:style-name="T58">(</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t</text:span><text:span text:style-name="T58">h</text:span><text:span text:style-name="T58">a</text:span><text:span text:style-name="T58">t </text:span><text:span text:style-name="T58">c</text:span><text:span text:style-name="T58">a</text:span><text:span text:style-name="T58">n</text:span><text:span text:style-name="T58"> </text:span><text:span text:style-name="T58">b</text:span><text:span text:style-name="T58">e</text:span><text:span text:style-name="T58"> </text:span><text:span text:style-name="T58">r</text:span><text:span text:style-name="T58">e</text:span><text:span text:style-name="T58">p</text:span><text:span text:style-name="T58">l</text:span><text:span text:style-name="T58">a</text:span><text:span text:style-name="T58">c</text:span><text:span text:style-name="T58">e</text:span><text:span text:style-name="T58">d</text:span><text:span text:style-name="T58">.</text:span></text:p>
              <text:p text:style-name="P36"><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text:span><text:span text:style-name="T58"> </text:span><text:span text:style-name="T58">i</text:span><text:span text:style-name="T58">n</text:span><text:span text:style-name="T58">s</text:span><text:span text:style-name="T58">i</text:span><text:span text:style-name="T58">d</text:span><text:span text:style-name="T58">e</text:span><text:span text:style-name="T58"> </text:span><text:span text:style-name="T58">a</text:span><text:span text:style-name="T58"> </text:span><text:span text:style-name="T58">s</text:span><text:span text:style-name="T58">p</text:span><text:span text:style-name="T58">e</text:span><text:span text:style-name="T58">c</text:span><text:span text:style-name="T58">i</text:span><text:span text:style-name="T58">f</text:span><text:span text:style-name="T58">i</text:span><text:span text:style-name="T58">c</text:span><text:span text:style-name="T58"> </text:span><text:span text:style-name="T58">c</text:span><text:span text:style-name="T58">l</text:span><text:span text:style-name="T58">a</text:span><text:span text:style-name="T58">s</text:span><text:span text:style-name="T58">s</text:span><text:span text:style-name="T58"> </text:span><text:span text:style-name="T58">y</text:span><text:span text:style-name="T58">o</text:span><text:span text:style-name="T58">u</text:span><text:span text:style-name="T58"> </text:span><text:span text:style-name="T58">c</text:span><text:span text:style-name="T58">a</text:span><text:span text:style-name="T58">n</text:span><text:span text:style-name="T58">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 </text:span><text:span text:style-name="T58">t</text:span><text:span text:style-name="T58">h</text:span><text:span text:style-name="T58">e</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 </text:span><text:span text:style-name="T58">f</text:span><text:span text:style-name="T58">o</text:span><text:span text:style-name="T58">r </text:span><text:span text:style-name="T58">t</text:span><text:span text:style-name="T58">h</text:span><text:span text:style-name="T58">a</text:span><text:span text:style-name="T58">t </text:span><text:span text:style-name="T58">c</text:span><text:span text:style-name="T58">l</text:span><text:span text:style-name="T58">a</text:span><text:span text:style-name="T58">s</text:span><text:span text:style-name="T58">s</text:span><text:span text:style-name="T58">.</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MyClass; </text:span><text:span text:style-name="T72">// Calls </text:span><text:span text:style-name="T72"><text:line-break/></text:span><text:span text:style-name="T45">a = </text:span><text:span text:style-name="T44">new</text:span><text:span text:style-name="T45"> MyClass {</text:span><text:span text:style-name="T73">5</text:span><text:span text:style-name="T99">}</text:span><text:span text:style-name="T45">; </text:span><text:span text:style-name="T72">// Calls </text:span><text:span text:style-name="T72"><text:line-break/></text:span><text:span text:style-name="T45">a = </text:span><text:span text:style-name="T44">new</text:span><text:span text:style-name="T45"> MyClass { </text:span><text:span text:style-name="T73">1.0</text:span><text:span text:style-name="T45">, </text:span><text:span text:style-name="T73">0.0</text:span><text:span text:style-name="T45"> }; </text:span><text:span text:style-name="T72">// 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4"><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4"><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4"><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arrays, use</text:span></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75">//array of 10 </text:span><text:span text:style-name="T75">ints</text:span><text:span text:style-name="T101"><text:line-break/></text:span><text:span text:style-name="T96">size_t</text:span><text:span text:style-name="T93"> n = </text:span><text:span text:style-name="T100">4</text:span><text:span text:style-name="T93">;</text:span></text:p>
            <text:p text:style-name="P34"><text:span text:style-name="T93">IntList *array = </text:span><text:span text:style-name="T96">new</text:span><text:span text:style-name="T93"> IntList[n]; </text:span></text:p>
            <text:p text:style-name="P34"><text:span text:style-name="T93">array[0].func();</text:span><text:span text:style-name="T93"><text:line-break/></text:span><text:span text:style-name="T93">IntList b0 = </text:span><text:span text:style-name="T96">new</text:span><text:span text:style-name="T93"> IntList; </text:span></text:p>
            <text:p text:style-name="P34"><text:span text:style-name="T93">b0→func();</text:span><text:span text:style-name="T93"><text:line-break/></text:span><text:span text:style-name="T93">IntList &amp;b1 = *(</text:span><text:span text:style-name="T96">new</text:span><text:span text:style-name="T93"> IntList);</text:span></text:p>
            <text:p text:style-name="P34"><text:span text:style-name="T93">b1.func(); </text:span><text:span text:style-name="T101">// array of n IntLists. </text:span><text:span text:style-name="T12">Objects must have a parameterless ctor!</text:span></text:p>
          </draw:text-box>
        </draw:frame>
        <presentation:notes draw:style-name="dp3">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text:span><text:span text:style-name="T4">e</text:span><text:span text:style-name="T4">l</text:span><text:span text:style-name="T4">e</text:span><text:span text:style-name="T4">t</text:span><text:span text:style-name="T4">e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operation to 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0">10</text:span><text:span text:style-name="T93">]; </text:span><text:span text:style-name="T93"><text:line-break/></text:span><text:span text:style-name="T93"><text:line-break/></text:span><text:span text:style-name="T93">delete [] a; </text:span><text:span text:style-name="T101">// proper delete </text:span><text:span text:style-name="T101">command </text:span><text:span text:style-name="T93">delete b; <text:s text:c="3"/></text:span><text:span text:style-name="T101">// apparently </text:span><text:span text:style-name="T101">works, </text:span><text:span text:style-name="T101"><text:line-break/></text:span><text:span text:style-name="T101">// but may cause segmentation fault</text:span><text:span text:style-name="T101"><text:line-break/></text:span><text:span text:style-name="T101">// or memory leak</text:span><text:span text:style-name="T102"> (folder 6)</text:span></text:p>
          </draw:text-box>
        </draw:frame>
        <presentation:notes draw:style-name="dp3">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4" draw:master-page-name="כותרת_20_ותוכן" presentation:presentation-page-layout-name="AL2T11">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text:span><text:span text:style-name="T4">ll</text:span><text:span text:style-name="T4">o</text:span><text:span text:style-name="T4">c</text:span><text:span text:style-name="T4">a</text:span><text:span text:style-name="T4">t</text:span><text:span text:style-name="T4">e </text:span><text:span text:style-name="T4">a</text:span><text:span text:style-name="T4">r</text:span><text:span text:style-name="T4">r</text:span><text:span text:style-name="T4">a</text:span><text:span text:style-name="T4">y </text:span><text:span text:style-name="T4">o</text:span><text:span text:style-name="T4">f </text:span><text:span text:style-name="T4">o</text:span><text:span text:style-name="T4">b</text:span><text:span text:style-name="T4">j</text:span><text:span text:style-name="T4">e</text:span><text:span text:style-name="T4">c</text:span><text:span text:style-name="T4">t</text:span><text:span text:style-name="T4">s </text:span><text:span text:style-name="T4">w</text:span><text:span text:style-name="T4">/</text:span><text:span text:style-name="T4">o </text:span><text:span text:style-name="T4">d</text:span><text:span text:style-name="T4">e</text:span><text:span text:style-name="T4">f. </text:span><text:span text:style-name="T4">c</text:span><text:span text:style-name="T4">o</text:span><text:span text:style-name="T4">n</text:span><text:span text:style-name="T4">s</text:span><text:span text:style-name="T4">.</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arr = </text:span><text:span text:style-name="T103">new</text:span><text:span text:style-name="T104"> MyClass *[n]; </text:span><text:span text:style-name="T104"><text:line-break/></text:span><text:span text:style-name="T106">// array of n pointers to MyClass (no </text:span></text:p>
            <text:p text:style-name="P25"><text:span text:style-name="T106">// cons. is 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arr[i] = </text:span><text:span text:style-name="T103">new</text:span><text:span text:style-name="T104"> MyClass (i); </text:span><text:span text:style-name="T104"><text:line-break/></text:span><text:span text:style-name="T104">   </text:span><text:span text:style-name="T106">// each pointer points to a MyClass </text:span></text:p>
            <text:p text:style-name="P25"><text:span text:style-name="T106"><text:s text:c="3"/></text:span><text:span text:style-name="T106">// object allocated on the heap, and </text:span></text:p>
            <text:p text:style-name="P25"><text:span text:style-name="T106"><text:s text:c="3"/></text:span><text:span text:style-name="T106">// the cons. is invoked. </text:span><text:span text:style-name="T106"><text:line-break/></text:span><text:span text:style-name="T104">} </text:span></text:p>
          </draw:text-box>
        </draw:frame>
        <presentation:notes draw:style-name="dp3">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4" draw:master-page-name="כותרת_20_ותוכן" presentation:presentation-page-layout-name="AL2T11">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text:span><text:span text:style-name="T49">r</text:span><text:span text:style-name="T49">e</text:span><text:span text:style-name="T49">e </text:span><text:span text:style-name="T49">a</text:span><text:span text:style-name="T49">n </text:span><text:span text:style-name="T49">a</text:span><text:span text:style-name="T49">ll</text:span><text:span text:style-name="T49">o</text:span><text:span text:style-name="T49">c</text:span><text:span text:style-name="T49">a</text:span><text:span text:style-name="T49">t</text:span><text:span text:style-name="T49">e</text:span><text:span text:style-name="T49">d </text:span><text:span text:style-name="T49">a</text:span><text:span text:style-name="T49">rr</text:span><text:span text:style-name="T49">a</text:span><text:span text:style-name="T49">y </text:span><text:span text:style-name="T49">o</text:span><text:span text:style-name="T49">f </text:span><text:span text:style-name="T49">p</text:span><text:span text:style-name="T49">o</text:span><text:span text:style-name="T49">i</text:span><text:span text:style-name="T49">n</text:span><text:span text:style-name="T49">t</text:span><text:span text:style-name="T49">e</text:span><text:span text:style-name="T49">r</text:span><text:span text:style-name="T49">s </text:span><text:span text:style-name="T49">t</text:span><text:span text:style-name="T49">o </text:span><text:span text:style-name="T49">o</text:span><text:span text:style-name="T49">b</text:span><text:span text:style-name="T49">j</text:span><text:span text:style-name="T49">e</text:span><text:span text:style-name="T49">c</text:span><text:span text:style-name="T49">t</text:span><text:span text:style-name="T49">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delete (arr[i]); </text:span><text:span text:style-name="T104"><text:line-break/></text:span><text:span text:style-name="T104">   </text:span><text:span text:style-name="T106">// invoked the dest. of each MyClass </text:span></text:p>
            <text:p text:style-name="P25"><text:span text:style-name="T106"><text:s text:c="3"/></text:span><text:span text:style-name="T106">// object allocated on the heap, and </text:span></text:p>
            <text:p text:style-name="P25"><text:span text:style-name="T106"><text:s text:c="3"/></text:span><text:span text:style-name="T106">// free the memory. </text:span><text:span text:style-name="T106"><text:line-break/></text:span><text:span text:style-name="T104">} </text:span><text:span text:style-name="T104"><text:line-break/></text:span><text:span text:style-name="T104">delete [] arr; </text:span><text:span text:style-name="T104"><text:line-break/></text:span><text:span text:style-name="T106">// free the memory allocated for the </text:span></text:p>
            <text:p text:style-name="P25"><text:span text:style-name="T106">// array of pointers. No dest. is invoked </text:span></text:p>
          </draw:text-box>
        </draw:frame>
        <presentation:notes draw:style-name="dp3">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draw:page draw:name="page37"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2.199cm" svg:x="0.762cm" svg:y="0.976cm" presentation:class="title" presentation:user-transformed="true">
          <draw:text-box>
            <text:p text:style-name="P9"><text:span text:style-name="T49">R</text:span><text:span text:style-name="T49">A</text:span><text:span text:style-name="T49">II </text:span><text:span text:style-name="T49">– </text:span><text:span text:style-name="T49">R</text:span><text:span text:style-name="T49">e</text:span><text:span text:style-name="T49">s</text:span><text:span text:style-name="T49">o</text:span><text:span text:style-name="T49">u</text:span><text:span text:style-name="T49">r</text:span><text:span text:style-name="T49">c</text:span><text:span text:style-name="T49">e </text:span><text:span text:style-name="T49">A</text:span><text:span text:style-name="T49">c</text:span><text:span text:style-name="T49">q</text:span><text:span text:style-name="T49">u</text:span><text:span text:style-name="T49">i</text:span><text:span text:style-name="T49">s</text:span><text:span text:style-name="T49">it</text:span><text:span text:style-name="T49">i</text:span><text:span text:style-name="T49">o</text:span><text:span text:style-name="T49">n </text:span><text:span text:style-name="T49">I</text:span><text:span text:style-name="T49">s </text:span><text:span text:style-name="T49">I</text:span><text:span text:style-name="T49">n</text:span><text:span text:style-name="T49">it</text:span><text:span text:style-name="T49">i</text:span><text:span text:style-name="T49">a</text:span><text:span text:style-name="T49">li</text:span><text:span text:style-name="T49">z</text:span><text:span text:style-name="T49">a</text:span><text:span text:style-name="T49">ti</text:span><text:span text:style-name="T49">o</text:span><text:span text:style-name="T49">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55" draw:layer="layout" svg:width="23.706cm" svg:height="15.874cm" svg:x="0.847cm" svg:y="3.175cm" presentation:class="outline" presentation:user-transformed="true">
          <draw:text-box>
            <text:p><text:span text:style-name="T107">A class that uses resources </text:span><text:span text:style-name="T108">(file, memory, </text:span><text:span text:style-name="T108">database, locks …)</text:span><text:span text:style-name="T107"> should:</text:span></text:p>
            <text:list text:style-name="L4">
              <text:list-item>
                <text:p><text:span text:style-name="T109">Acquire them in the constructor.</text:span></text:p>
              </text:list-item>
              <text:list-item>
                <text:p><text:span text:style-name="T110">Release them in the destructor.</text:span></text:p>
              </text:list-item>
            </text:list>
          </draw:text-box>
        </draw:frame>
        <presentation:notes draw:style-name="dp3">
          <draw:page-thumbnail draw:style-name="gr7" draw:layer="layout" svg:width="14.212cm" svg:height="10.659cm" svg:x="2.753cm" svg:y="2.16cm" draw:page-number="37"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6-13">13/6/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 </text:span><text:span text:style-name="MT4">ס</text:span><text:span text:style-name="MT4">ג</text:span><text:span text:style-name="MT4">נ</text:span><text:span text:style-name="MT4">ו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6-13">13/6/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80</meta:editing-cycles>
    <meta:print-date>1999-11-04T13:06:28</meta:print-date>
    <meta:creation-date>1999-10-10T10:49:40</meta:creation-date>
    <dc:date>2018-06-13T14:31:33.899253400</dc:date>
    <meta:editing-duration>P27DT14H23M15S</meta:editing-duration>
    <meta:generator>LibreOffice/5.1.6.2$Linux_X86_64 LibreOffice_project/10m0$Build-2</meta:generator>
    <meta:document-statistic meta:object-count="32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